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c51" officeooo:paragraph-rsid="00071c51"/>
    </style:style>
    <style:style style:name="P2" style:family="paragraph" style:parent-style-name="Standard">
      <style:text-properties officeooo:rsid="00079136" officeooo:paragraph-rsid="00071c51"/>
    </style:style>
    <style:style style:name="P3" style:family="paragraph" style:parent-style-name="Standard">
      <style:text-properties officeooo:rsid="00079136" officeooo:paragraph-rsid="00079136"/>
    </style:style>
    <style:style style:name="P4" style:family="paragraph" style:parent-style-name="Standard">
      <style:paragraph-properties fo:margin-left="11.255cm" fo:margin-right="0cm" fo:text-indent="0cm" style:auto-text-indent="false"/>
      <style:text-properties officeooo:rsid="00071c51" officeooo:paragraph-rsid="00071c51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71c51" officeooo:paragraph-rsid="00071c5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1pt" officeooo:rsid="00079136" officeooo:paragraph-rsid="00079136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officeooo:rsid="00071c51" officeooo:paragraph-rsid="00071c51" style:font-size-asian="11pt" style:font-size-complex="11pt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ub Divisional Office</text:p>
      <text:p text:style-name="P1">14, Darya Ganj, </text:p>
      <text:p text:style-name="P1">New Delhi – 110002</text:p>
      <text:p text:style-name="P1"/>
      <text:p text:style-name="P3"/>
      <text:p text:style-name="P3">August 10, 2016</text:p>
      <text:p text:style-name="P3"/>
      <text:p text:style-name="P4"/>
      <text:p text:style-name="P4">4317/3 Ansari Road</text:p>
      <text:p text:style-name="P4">Darya Ganj,</text:p>
      <text:p text:style-name="P4">New Delhi – 110002</text:p>
      <text:p text:style-name="P4"/>
      <text:p text:style-name="P4"/>
      <text:p text:style-name="P2"/>
      <text:p text:style-name="P2"/>
      <text:p text:style-name="P1"/>
      <text:p text:style-name="P1">Subject: Request for a no conviction certificate for further studies</text:p>
      <text:p text:style-name="P1"/>
      <text:p text:style-name="P1"/>
      <text:p text:style-name="P1"/>
      <text:p text:style-name="P1"/>
      <text:p text:style-name="P1"/>
      <text:p text:style-name="P5"/>
      <text:p text:style-name="P5">Dear Sir/Ma’am</text:p>
      <text:p text:style-name="P5"/>
      <text:p text:style-name="P5"/>
      <text:p text:style-name="P5"/>
      <text:p text:style-name="P5">I am required to produce a “certificate attesting to the lack of any convictions for crimes or offences under common law” for pursuing a PhD in Quantum Information. <text:span text:style-name="T1">Your office is the competent authority in our country and I kindly request you to issue the same. It would be very helpful if it can be made available within a week as various pre requistie formalities depend on this and I am required to leave for the same in September.</text:span></text:p>
      <text:p text:style-name="P5"/>
      <text:p text:style-name="P6"/>
      <text:p text:style-name="P6"/>
      <text:p text:style-name="P6"/>
      <text:p text:style-name="P6"/>
      <text:p text:style-name="P6"/>
      <text:p text:style-name="P5"/>
      <text:p text:style-name="P6">Sincerely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tul Singh Arora</text:p>
      <text:p text:style-name="P6"/>
      <text:p text:style-name="P6"><text:span text:style-name="T2">email: </text:span><text:a xlink:type="simple" xlink:href="mailto:to.AtulArora@gmail.com" text:style-name="Internet_20_link" text:visited-style-name="Visited_20_Internet_20_Link"><text:span text:style-name="T2">to.AtulArora@gmail.com</text:span></text:a></text:p>
      <text:p text:style-name="P7">tel: +91 8699413350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1:13:08.705348006</dc:date>
    <meta:editing-duration>PT8M51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14" meta:word-count="121" meta:character-count="711" meta:non-whitespace-character-count="601"/>
  </office:meta>
</office:document-meta>
</file>